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29000001187CF307E0.png" manifest:media-type="image/png"/>
  <manifest:file-entry manifest:full-path="Pictures/1000020100000143000000A3FCC1974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au1" style:family="table">
      <style:table-properties style:width="16.745cm" table:align="center"/>
    </style:style>
    <style:style style:name="Tableau1.A" style:family="table-column">
      <style:table-column-properties style:column-width="4.242cm"/>
    </style:style>
    <style:style style:name="Tableau1.B" style:family="table-column">
      <style:table-column-properties style:column-width="3cm"/>
    </style:style>
    <style:style style:name="Tableau1.C" style:family="table-column">
      <style:table-column-properties style:column-width="3.75cm"/>
    </style:style>
    <style:style style:name="Tableau1.D" style:family="table-column">
      <style:table-column-properties style:column-width="3.752cm"/>
    </style:style>
    <style:style style:name="Tableau1.E" style:family="table-column">
      <style:table-column-properties style:column-width="2cm"/>
    </style:style>
    <style:style style:name="Tableau1.1" style:family="table-row">
      <style:table-row-properties style:min-row-height="0.547cm"/>
    </style:style>
    <style:style style:name="Tableau1.A1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au1.B1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leau1.2" style:family="table-row">
      <style:table-row-properties style:min-row-height="0.494cm"/>
    </style:style>
    <style:style style:name="Tableau1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none" fo:wrap-option="no-wrap" style:writing-mode="lr-tb"/>
    </style:style>
    <style:style style:name="Tableau1.E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P1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Normal">
      <style:paragraph-properties fo:text-align="center" style:justify-single-word="false" fo:orphans="2" fo:widows="2" fo:hyphenation-ladder-count="no-limit" style:vertical-align="auto"/>
      <style:text-properties fo:color="#000000" style:font-name="Liberation Sans" fo:font-weight="bold" style:letter-kerning="false" style:font-name-asian="Times New Roman" style:language-asian="fr" style:country-asian="FR" style:font-weight-asian="bold" style:font-name-complex="Times New Roman" style:language-complex="he" style:country-complex="IL" style:font-weight-complex="bold" fo:hyphenate="true"/>
    </style:style>
    <style:style style:name="P6" style:family="paragraph" style:parent-style-name="Normal">
      <style:paragraph-properties fo:orphans="2" fo:widows="2" fo:hyphenation-ladder-count="no-limit" style:vertical-align="auto"/>
      <style:text-properties fo:color="#000000" style:font-name="Liberation Sans" fo:font-size="11pt" style:letter-kerning="false" style:font-name-asian="Times New Roman" style:font-size-asian="11pt" style:language-asian="fr" style:country-asian="FR" style:font-name-complex="Times New Roman" style:font-size-complex="11pt" style:language-complex="he" style:country-complex="IL" fo:hyphenate="true"/>
    </style:style>
    <style:style style:name="P7" style:family="paragraph" style:parent-style-name="Normal">
      <style:paragraph-properties fo:orphans="2" fo:widows="2" fo:hyphenation-ladder-count="no-limit" style:vertical-align="auto"/>
      <style:text-properties style:font-name="Times New Roman" fo:font-size="10pt" style:letter-kerning="false" style:font-name-asian="Times New Roman" style:font-size-asian="10pt" style:language-asian="fr" style:country-asian="FR" style:font-name-complex="Times New Roman" style:font-size-complex="10pt" style:language-complex="he" style:country-complex="IL" fo:hyphenate="true"/>
    </style:style>
    <style:style style:name="P8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style:text-underline-style="solid" style:text-underline-width="auto" style:text-underline-color="font-color" fo:font-weight="bold" style:text-underline-mode="continuous" style:text-overline-mode="continuous" style:text-line-through-mode="continuous" style:font-size-asian="20pt" style:font-weight-asian="bold" style:font-size-complex="20pt" style:font-weight-complex="bold"/>
    </style:style>
    <style:style style:name="P9" style:family="paragraph" style:parent-style-name="Standard" style:list-style-name="L1"/>
    <style:style style:name="P10" style:family="paragraph" style:parent-style-name="Standard">
      <style:paragraph-properties fo:text-align="justify" style:justify-single-word="false"/>
    </style:style>
    <style:style style:name="T1" style:family="text">
      <style:text-properties style:language-asian="fr" style:country-asian="FR" style:language-complex="he" style:country-complex="IL"/>
    </style:style>
    <style:style style:name="T2" style:family="text">
      <style:text-properties officeooo:rsid="000344e8"/>
    </style:style>
    <style:style style:name="T3" style:family="text">
      <style:text-properties officeooo:rsid="0005d357"/>
    </style:style>
    <style:style style:name="fr1" style:family="graphic" style:parent-style-name="Graphics">
      <style:graphic-properties style:vertical-pos="from-top" style:horizontal-pos="from-left" style:horizontal-rel="paragraph-cont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Serif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RCHITECTURE</text:p>
      <text:p text:style-name="Standard"/>
      <text:p text:style-name="P1"/>
      <text:p text:style-name="P1"/>
      <text:p text:style-name="P1">Interprétation du sujet :</text:p>
      <text:p text:style-name="P10"><text:span text:style-name="T2">Le projet consiste à réaliser</text:span> un jeu <text:span text:style-name="T2">multijoueur. Ce projet s'inspire du jeu</text:span> pokémon go.</text:p>
      <text:p text:style-name="P10">Le jeu <text:span text:style-name="T2">devra</text:span> avoir des personnages virtuels, <text:span text:style-name="T2">interactions</text:span> joueur/joueur, joueur/objet et joueur/personnages <text:span text:style-name="T2">et une carte pour que le joueur puisse se déplacer</text:span>.</text:p>
      <text:p text:style-name="P10"><text:span text:style-name="T2">D</text:span>e <text:span text:style-name="T2">plus, le</text:span> code doit <text:span text:style-name="T2">être</text:span> modulaire. <text:span text:style-name="T2">On</text:span> partir<text:span text:style-name="T2">a</text:span> d<text:span text:style-name="T3">'un code simple</text:span> pour pouvoir le complexifier sans changer tout le cod<text:span text:style-name="T2">e</text:span>. <text:span text:style-name="T2">On utilisera ce système notamment pour les cartes. En effet on utilisera tout d’abord une carte 2D, par la suite on pourra utiliser une carte 3D.</text:span></text:p>
      <text:p text:style-name="P10"><text:span text:style-name="T2">Les p</text:span>roblème<text:span text:style-name="T2">s</text:span> technique<text:span text:style-name="T2">s</text:span> et conceptuel<text:span text:style-name="T2">s</text:span> : Utilisation du nouveau langage scala, faire savoir au joueur qu’il se déplace, le fait d’avoir deux joueurs sur la <text:span text:style-name="T2">même</text:span> case (mode <text:span text:style-name="T2">multi utilisateur</text:span>).</text:p>
      <text:p text:style-name="P2"/>
      <text:p text:style-name="P2"/>
      <text:p text:style-name="P1">Concepts :</text:p>
      <text:p text:style-name="P1"/>
      <text:p text:style-name="P2"><text:span text:style-name="Police_20_par_20_défaut"><text:span text:style-name="T1"><draw:frame draw:style-name="fr1" draw:name="Image 2" text:anchor-type="as-char" svg:y="0cm" svg:width="8.539cm" style:rel-width="scale" svg:height="4.318cm" style:rel-height="scale" draw:z-index="0"><draw:image xlink:href="Pictures/1000020100000143000000A3FCC19748.png" xlink:type="simple" xlink:show="embed" xlink:actuate="onLoad"/><svg:desc>C:\Users\lea\Downloads\MVC.png</svg:desc></draw:frame></text:span></text:span></text:p>
      <text:p text:style-name="P4">MVC : concept utilisé</text:p>
      <text:p text:style-name="Standard">On utilisera un modèle MVC :</text:p>
      <text:list xml:id="list3273849671790787092" text:style-name="L1">
        <text:list-item>
          <text:p text:style-name="P9">Modèle : Joueur / Minions / Objets / Carte</text:p>
        </text:list-item>
        <text:list-item>
          <text:p text:style-name="P9">Vue : Interface graphique (ce que le joueur verra)</text:p>
        </text:list-item>
        <text:list-item>
          <text:p text:style-name="P9">Contrôleur : contrôleur du jeu / Position des joueurs et des minions</text:p>
        </text:list-item>
      </text:list>
      <text:p text:style-name="Standard"/>
      <text:p text:style-name="P1">Description de l’architecture :</text:p>
      <text:p text:style-name="P1"/>
      <text:p text:style-name="Standard">Voici un diagramme représentant notre architecture. Ce diagramme comporte uniquement le nom des classes que nous souhaitons implémenter ainsi que leurs interactions.</text:p>
      <text:p text:style-name="Standard"/>
      <text:p text:style-name="P2"><text:span text:style-name="Police_20_par_20_défaut"><text:span text:style-name="T1"><draw:frame draw:style-name="fr1" draw:name="Image 1" text:anchor-type="as-char" svg:y="0cm" svg:width="14.635cm" style:rel-width="scale" svg:height="7.405cm" style:rel-height="scale" draw:z-index="1"><draw:image xlink:href="Pictures/1000020100000229000001187CF307E0.png" xlink:type="simple" xlink:show="embed" xlink:actuate="onLoad"/><svg:desc>C:\Users\lea\AppData\Local\Microsoft\Windows\INetCache\Content.Word\POCA UML.PNG</svg:desc></draw:frame></text:span></text:span></text:p>
      <text:p text:style-name="P4"><text:soft-page-break/>Diagramme UML de notre architecture</text:p>
      <text:p text:style-name="P3"/>
      <text:p text:style-name="Standard">Le JOUEUR possède : </text:p>
      <text:list xml:id="list105444441957981" text:continue-numbering="true" text:style-name="L1">
        <text:list-item>
          <text:p text:style-name="P9">Une liste de minions, dont il est le maître</text:p>
        </text:list-item>
        <text:list-item>
          <text:p text:style-name="P9">Une position pour pouvoir se déplacer</text:p>
        </text:list-item>
        <text:list-item>
          <text:p text:style-name="P9">Une carte qui lui ait propre, pour que le joueur puisse voir où il se trouve</text:p>
        </text:list-item>
        <text:list-item>
          <text:p text:style-name="P9">Une liste de potion, qu’il pourra utiliser</text:p>
        </text:list-item>
      </text:list>
      <text:p text:style-name="Standard"/>
      <text:p text:style-name="Standard">Les MINIONS possèdent :</text:p>
      <text:list xml:id="list105444734795790" text:continue-numbering="true" text:style-name="L1">
        <text:list-item>
          <text:p text:style-name="P9">Le nom d’un joueur, permet de savoir à qui le Minion appartient et s’il appartient à quelqu’un</text:p>
        </text:list-item>
        <text:list-item>
          <text:p text:style-name="P9">Une position, car le joueur devra se déplacer pour pouvoir attraper les Minions</text:p>
        </text:list-item>
      </text:list>
      <text:p text:style-name="Standard"/>
      <text:p text:style-name="Standard">Les OBJETS possèdent :</text:p>
      <text:list xml:id="list105445055628208" text:continue-numbering="true" text:style-name="L1">
        <text:list-item>
          <text:p text:style-name="P9">Une position, car le joueur doit se déplacer pour récolter des objets</text:p>
        </text:list-item>
      </text:list>
      <text:p text:style-name="Standard"/>
      <text:p text:style-name="Standard"/>
      <text:p text:style-name="Standard">Le diagramme des classes qui représente les différentes classes que nous implémenteront ainsi que leurs attributs 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5">JOUEUR</text:p>
          </table:table-cell>
          <table:table-cell table:style-name="Tableau1.B1" office:value-type="string">
            <text:p text:style-name="P5"/>
          </table:table-cell>
          <table:table-cell table:style-name="Tableau1.A1" office:value-type="string">
            <text:p text:style-name="P5">MINIONS</text:p>
          </table:table-cell>
          <table:table-cell table:style-name="Tableau1.B1" office:value-type="string">
            <text:p text:style-name="P5"/>
          </table:table-cell>
          <table:table-cell table:style-name="Tableau1.A1" office:value-type="string">
            <text:p text:style-name="P5">OBJETS</text:p>
          </table:table-cell>
        </table:table-row>
        <table:table-row table:style-name="Tableau1.2">
          <table:table-cell table:style-name="Tableau1.A2" office:value-type="string">
            <text:p text:style-name="P6">Pseudo</text:p>
          </table:table-cell>
          <table:table-cell table:style-name="Tableau1.B1" office:value-type="string">
            <text:p text:style-name="P6"/>
          </table:table-cell>
          <table:table-cell table:style-name="Tableau1.A2" office:value-type="string">
            <text:p text:style-name="P6">Niveau de connerie</text:p>
          </table:table-cell>
          <table:table-cell table:style-name="Tableau1.B1" office:value-type="string">
            <text:p text:style-name="P6"/>
          </table:table-cell>
          <table:table-cell table:style-name="Tableau1.A2" office:value-type="string">
            <text:p text:style-name="P6">Type</text:p>
          </table:table-cell>
        </table:table-row>
        <table:table-row table:style-name="Tableau1.2">
          <table:table-cell table:style-name="Tableau1.A2" office:value-type="string">
            <text:p text:style-name="P6">Niveau de méchanceté</text:p>
          </table:table-cell>
          <table:table-cell table:style-name="Tableau1.B1" office:value-type="string">
            <text:p text:style-name="P6"/>
          </table:table-cell>
          <table:table-cell table:style-name="Tableau1.A2" office:value-type="string">
            <text:p text:style-name="P6">Prénom</text:p>
          </table:table-cell>
          <table:table-cell table:style-name="Tableau1.B1" office:value-type="string">
            <text:p text:style-name="P6"/>
          </table:table-cell>
          <table:table-cell table:style-name="Tableau1.E3" office:value-type="string">
            <text:p text:style-name="P6">Position</text:p>
          </table:table-cell>
        </table:table-row>
        <table:table-row table:style-name="Tableau1.2">
          <table:table-cell table:style-name="Tableau1.A2" office:value-type="string">
            <text:p text:style-name="P6">nombre de Minions</text:p>
          </table:table-cell>
          <table:table-cell table:style-name="Tableau1.B1" office:value-type="string">
            <text:p text:style-name="P6"/>
          </table:table-cell>
          <table:table-cell table:style-name="Tableau1.A2" office:value-type="string">
            <text:p text:style-name="P6">Joueur</text:p>
          </table:table-cell>
          <table:table-cell table:style-name="Tableau1.B1" office:value-type="string">
            <text:p text:style-name="P6"/>
          </table:table-cell>
          <table:table-cell table:style-name="Tableau1.B1" office:value-type="string">
            <text:p text:style-name="P7"/>
          </table:table-cell>
        </table:table-row>
        <table:table-row table:style-name="Tableau1.2">
          <table:table-cell table:style-name="Tableau1.A2" office:value-type="string">
            <text:p text:style-name="P6">Liste de potion</text:p>
          </table:table-cell>
          <table:table-cell table:style-name="Tableau1.B1" office:value-type="string">
            <text:p text:style-name="P6"/>
          </table:table-cell>
          <table:table-cell table:style-name="Tableau1.E3" office:value-type="string">
            <text:p text:style-name="P6">Position</text:p>
          </table:table-cell>
          <table:table-cell table:style-name="Tableau1.B1" office:value-type="string">
            <text:p text:style-name="P6"/>
          </table:table-cell>
          <table:table-cell table:style-name="Tableau1.B1" office:value-type="string">
            <text:p text:style-name="P7"/>
          </table:table-cell>
        </table:table-row>
        <table:table-row table:style-name="Tableau1.2">
          <table:table-cell table:style-name="Tableau1.E3" office:value-type="string">
            <text:p text:style-name="P6">Map</text:p>
          </table:table-cell>
          <table:table-cell table:style-name="Tableau1.B1" office:value-type="string">
            <text:p text:style-name="P6"/>
          </table:table-cell>
          <table:table-cell table:style-name="Tableau1.B1" office:value-type="string">
            <text:p text:style-name="P7"/>
          </table:table-cell>
          <table:table-cell table:style-name="Tableau1.B1" office:value-type="string">
            <text:p text:style-name="P7"/>
          </table:table-cell>
          <table:table-cell table:style-name="Tableau1.B1" office:value-type="string">
            <text:p text:style-name="P7"/>
          </table:table-cell>
        </table:table-row>
        <table:table-row table:style-name="Tableau1.2">
          <table:table-cell table:style-name="Tableau1.B1" office:value-type="string">
            <text:p text:style-name="P7"/>
          </table:table-cell>
          <table:table-cell table:style-name="Tableau1.B1" office:value-type="string">
            <text:p text:style-name="P7"/>
          </table:table-cell>
          <table:table-cell table:style-name="Tableau1.B1" office:value-type="string">
            <text:p text:style-name="P7"/>
          </table:table-cell>
          <table:table-cell table:style-name="Tableau1.B1" office:value-type="string">
            <text:p text:style-name="P7"/>
          </table:table-cell>
          <table:table-cell table:style-name="Tableau1.B1" office:value-type="string">
            <text:p text:style-name="P7"/>
          </table:table-cell>
        </table:table-row>
        <table:table-row table:style-name="Tableau1.1">
          <table:table-cell table:style-name="Tableau1.B1" office:value-type="string">
            <text:p text:style-name="P7"/>
          </table:table-cell>
          <table:table-cell table:style-name="Tableau1.A1" office:value-type="string">
            <text:p text:style-name="P5">POSITION</text:p>
          </table:table-cell>
          <table:table-cell table:style-name="Tableau1.B1" office:value-type="string">
            <text:p text:style-name="P5"/>
          </table:table-cell>
          <table:table-cell table:style-name="Tableau1.A1" office:value-type="string">
            <text:p text:style-name="P5">CARTE</text:p>
          </table:table-cell>
          <table:table-cell table:style-name="Tableau1.B1" office:value-type="string">
            <text:p text:style-name="P5"/>
          </table:table-cell>
        </table:table-row>
        <table:table-row table:style-name="Tableau1.2">
          <table:table-cell table:style-name="Tableau1.B1" office:value-type="string">
            <text:p text:style-name="P7"/>
          </table:table-cell>
          <table:table-cell table:style-name="Tableau1.E3" office:value-type="string">
            <text:p text:style-name="P6">Coordonnées</text:p>
          </table:table-cell>
          <table:table-cell table:style-name="Tableau1.B1" office:value-type="string">
            <text:p text:style-name="P6"/>
          </table:table-cell>
          <table:table-cell table:style-name="Tableau1.E3" office:value-type="string">
            <text:p text:style-name="P6">Matrice de position</text:p>
          </table:table-cell>
          <table:table-cell table:style-name="Tableau1.B1" office:value-type="string">
            <text:p text:style-name="P6"/>
          </table:table-cell>
        </table:table-row>
      </table:table>
      <text:p text:style-name="P4">Diagramme des classes</text:p>
      <text:p text:style-name="Standard"/>
      <text:p text:style-name="P1">Extensions envisagées :</text:p>
      <text:p text:style-name="P1"/>
      <text:p text:style-name="Standard">- Faire des combats entre les différents joueurs</text:p>
      <text:p text:style-name="Standard">- Faire des armes pour les Minions</text:p>
      <text:p text:style-name="Standard">- Faire des méchants Minions et des gentils</text:p>
      <text:p text:style-name="Standard">- Importer des cartes de Google</text:p>
      <text:p text:style-name="Standard">- Utiliser la géolocalisation</text:p>
      <text:p text:style-name="Standard">- Utiliser la réalité augmentée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WW_5f_CharLFO1LVL1" style:display-name="WW_CharLFO1LVL1" style:family="text">
      <style:text-properties style:font-name="Liberation Serif" fo:font-family="'Liberation Serif'" style:font-family-generic="roman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wiss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creation-date>2016-10-22T15:20:00Z</meta:creation-date>
    <dc:date>2016-10-25T10:54:42.887078634</dc:date>
    <meta:editing-cycles>11</meta:editing-cycles>
    <meta:editing-duration>PT3H9M24S</meta:editing-duration>
    <meta:document-statistic meta:table-count="1" meta:image-count="2" meta:object-count="0" meta:page-count="2" meta:paragraph-count="54" meta:word-count="383" meta:character-count="2257" meta:non-whitespace-character-count="1934"/>
    <meta:template xlink:type="simple" xlink:actuate="onRequest" xlink:title="" xlink:href="Normal"/>
  </office:meta>
</office:document-meta>
</file>